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1271"/>
    </style:style>
    <style:style style:name="P2" style:family="paragraph" style:parent-style-name="Standard">
      <style:text-properties officeooo:paragraph-rsid="001c3ef9"/>
    </style:style>
    <style:style style:name="P3" style:family="paragraph" style:parent-style-name="Standard">
      <style:text-properties officeooo:rsid="001c3ef9" officeooo:paragraph-rsid="001c3ef9"/>
    </style:style>
    <style:style style:name="P4" style:family="paragraph" style:parent-style-name="Standard">
      <style:text-properties officeooo:rsid="001c3ef9" officeooo:paragraph-rsid="001ccf2b"/>
    </style:style>
    <style:style style:name="P5" style:family="paragraph" style:parent-style-name="Standard">
      <style:text-properties officeooo:paragraph-rsid="001ccf2b"/>
    </style:style>
    <style:style style:name="T1" style:family="text">
      <style:text-properties officeooo:rsid="001a3b6c"/>
    </style:style>
    <style:style style:name="T2" style:family="text">
      <style:text-properties officeooo:rsid="001b1271"/>
    </style:style>
    <style:style style:name="T3" style:family="text">
      <style:text-properties officeooo:rsid="001c3ef9"/>
    </style:style>
    <style:style style:name="T4" style:family="text">
      <style:text-properties officeooo:rsid="001c92a8"/>
    </style:style>
    <style:style style:name="T5" style:family="text">
      <style:text-properties officeooo:rsid="001cc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計算機組織 <text:span text:style-name="T1">Lab5<text:tab/><text:tab/><text:tab/><text:tab/><text:tab/><text:tab/><text:tab/><text:tab/><text:tab/>0616223 0616059<text:line-break/><text:line-break/>1. Stall calculate:<text:line-break/><text:tab/>內層loop_k有22個cycle, 跑n次做 k:1~n 的A[i][k] * B[k][j]。再2個cycle2到end_k, 再2個到loop_j, 再3個cycle開始C的下一個, 跑p次, C[i][1~p]。同上再做一次一樣的, 做C[1~m]。以及一開始的兩個cycle做$1, $3最後exit 的nop。</text:span></text:p>
      <text:p text:style-name="P1"><text:span text:style-name="T1"><text:tab/>所以總共是 ((((22*n+2+2)+3)*p+2+2)+3)m+2+3。</text:span></text:p>
      <text:p text:style-name="P3"/>
      <text:p text:style-name="P1"><text:span text:style-name="T1">2. miss penalty of 1a:</text:span></text:p>
      <text:p text:style-name="P1"><text:span text:style-name="T2"><text:tab/>if hit : 需要 1(send address) + 2(access single cache) + 1(send word) = 4。</text:span></text:p>
      <text:p text:style-name="P5"><text:span text:style-name="T2"><text:tab/>if miss : 需要 1(send addree) + 8(block size/word) * (1(send address) + 100(access memory) + 1(send word) + 2(access single cache) ) + 2(access single cache) + 1(send word) = 836。</text:span></text:p>
      <text:p text:style-name="P2"/>
      <text:p text:style-name="P2"><text:span text:style-name="T3">3. miss penalty of 1b:</text:span></text:p>
      <text:p text:style-name="P2"><text:span text:style-name="T3"><text:tab/>if hit : 需要 1(send address) + 2(access single cache) + 1(send word) = 4。</text:span></text:p>
      <text:p text:style-name="P2"><text:span text:style-name="T3"><text:tab/>if miss : 需要 1(send addree) + <text:s/>(1(send address) + 100(access memory) + 1(send word) + 2(access single cache))+ 2(access single cache) + 1(send word) = 108。</text:span></text:p>
      <text:p text:style-name="P2"/>
      <text:p text:style-name="P3">4. miss penalty of 1c:</text:p>
      <text:p text:style-name="P3"><text:tab/>if L1 hit : 需要 1(send address) + 1(access L1 cache) + 1(send word) = 3。</text:p>
      <text:p text:style-name="P4"><text:tab/>if L2 hit <text:span text:style-name="T4">L1 miss </text:span>: 需要 1(send address) + 4(<text:span text:style-name="T4">block size/word</text:span>) * (1(send address) + 10(access L2 cache) + 1(send word) + 1(access L1 cache) )+ 1(access L1 cache) + 1(send word) =55。</text:p>
      <text:p text:style-name="P4"><text:tab/><text:span text:style-name="T4">if memory hit L1 miss L2 miss : 需要 1(send address) + 32 (block size/word) * ( 1(send address) + 100(access memory) + 1( </text:span>send word<text:span text:style-name="T4"> ) + 10(access L2 cache)) + 4(block size/word) * (1(send address) + 10(access L2 cache) + 1(</text:span>send word<text:span text:style-name="T4">) + 1(access L1 cache)) = 3639。</text:span></text:p>
      <text:p text:style-name="P4"/>
      <text:p text:style-name="P4">5. <text:span text:style-name="T5">Result:</text:span></text:p>
      <text:p text:style-name="P4"><text:tab/><text:span text:style-name="T5">a, b的差別在bus的寬度不一樣, 所以傳送data速度不一樣, 因此就算他們的miss rate一樣, 但因b的miss penalty比較少, 所以b的efficiency會比較好。那至於c, 因為有兩層cache, 第一層的block size是4 word, 第二層是32word, 兩個block size的不同的原因在於第一層cache的主要目的在於要minimize hit所花時間, 第二層的主要目的是要將低miss rate。雖然兩層cache的設計在大部分的情況下都可以很有效的減少access memory 發生的機率, 但由於L2跟memory之間傳送資料的速度沒有增加, 而L2的block size相較於a,b 大的許多, 所以造成miss penalty更高, 因此結果不一定會比a, b還要好。<text:line-break/><text:tab/>從execution cycle 跟 a b c三種memory stall cycle的數量, 相比之下, 反而不一定是程式執行中最花時間的一部分, 因此提高CPU的效能並不一定是提昇電腦效能唯一的辦法, 有時候善用memory hierarchy 並提高cache的bus 反而能有比提昇CPU效能更好的成果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1:51:06.856136047</meta:creation-date>
    <dc:date>2019-06-25T22:54:17.446333623</dc:date>
    <meta:editing-duration>PT8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28" meta:character-count="1850" meta:non-whitespace-character-count="1572"/>
  </office:meta>
</office:document-meta>
</file>